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EvaluationContext.getTypeLoc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EvaluationContext.removeMethodResolver( MethodResolver method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getOperatorOver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getBea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addMethodResolver( Method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setConstructorResolvers( List &lt; ConstructorResolver &gt; constructor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registerFunction( String name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setMethodResolvers( List &lt; MethodResolver &gt; method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setOperatorOverloader( OperatorOverloader operatorOver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EvaluationContext.removePropertyAccessor( PropertyAccessor ac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getMethod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addConstructorResolver( Constructor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initMethodResolv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EvaluationContext.setVariable( @ Nullable String name , @ Nullable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EvaluationContext.getConstructor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setTypeComparator( TypeComparator type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EvaluationContext.StandardEvalu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setPropertyAccessors( List &lt; PropertyAccessor &gt; propertyAc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setRootObject( @ Nullable Object rootObject , TypeDescriptor type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removeConstructorResolver( Constructor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initConstructorResolv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EvaluationContext.setVariables( Map &lt; String , Object &gt;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addBeforeDefault( List &lt; T &gt; resolvers , T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setBeanResolver( BeanResolver bea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StandardEvaluationContext(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registerMethodFilter( Class &lt; ? &gt; type , MethodFilter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EvaluationContext.getType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EvaluationContext.getRoo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getType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setRootObject( @ Nullable Object roo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initPropertyAccess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EvaluationContext.addPropertyAccessor( PropertyAccessor ac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getPropertyAc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setTypeConverter( TypeConverter typ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EvaluationContext.lookup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valuationContext.setTypeLocator( TypeLocator type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